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Lohit Devanagari1" svg:font-family="'Lohit Devanagari'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d17" officeooo:paragraph-rsid="001dad17"/>
    </style:style>
    <style:style style:name="P2" style:family="paragraph" style:parent-style-name="Standard">
      <style:text-properties fo:color="#ce181e" fo:font-size="26pt" fo:font-weight="bold" officeooo:rsid="001dad17" officeooo:paragraph-rsid="001dad17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paragraph-rsid="001dcded"/>
    </style:style>
    <style:style style:name="P4" style:family="paragraph" style:parent-style-name="Preformatted_20_Text">
      <style:text-properties officeooo:paragraph-rsid="001dcde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dcded"/>
    </style:style>
    <style:style style:name="P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T1" style:family="text">
      <style:text-properties fo:color="#ce181e"/>
    </style:style>
    <style:style style:name="T2" style:family="text">
      <style:text-properties fo:color="#ce181e" officeooo:rsid="001dcded"/>
    </style:style>
    <style:style style:name="T3" style:family="text">
      <style:text-properties officeooo:rsid="001dcded"/>
    </style:style>
    <style:style style:name="T4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5" style:family="text">
      <style:text-properties fo:font-variant="normal" fo:text-transform="none" fo:color="#273239" style:font-name="urw-di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273239" style:font-name="urw-din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273239" style:font-name="Consolas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273239" style:font-name="Consolas" fo:font-size="10.5pt" fo:letter-spacing="normal" fo:font-style="normal" fo:font-weight="normal" style:font-size-asian="10.5pt" style:font-size-complex="10.5pt" loext:padding="0cm" loext:border="none"/>
    </style:style>
    <style:style style:name="T9" style:family="text">
      <style:text-properties fo:font-variant="normal" fo:text-transform="none" fo:color="#273239" style:font-name="Consolas" fo:font-size="10.5pt" fo:letter-spacing="normal" fo:font-style="normal" fo:font-weight="normal" officeooo:rsid="001dcded" style:font-size-asian="10.5pt" style:font-size-complex="10.5pt"/>
    </style:style>
    <style:style style:name="T10" style:family="text">
      <style:text-properties fo:font-variant="normal" fo:text-transform="none" fo:color="#273239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273239" style:font-name="Consolas" fo:font-size="12pt" fo:letter-spacing="normal" fo:font-style="normal" fo:font-weight="normal" style:font-size-asian="10.5pt" style:font-size-complex="10.5pt" loext:padding="0cm" loext:border="none"/>
    </style:style>
    <style:style style:name="T12" style:family="text">
      <style:text-properties fo:font-variant="normal" fo:text-transform="none" fo:color="#273239" style:font-name="Consolas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73239" style:font-name="Consolas" fo:letter-spacing="normal" fo:font-style="normal" fo:font-weight="normal"/>
    </style:style>
    <style:style style:name="T14" style:family="text">
      <style:text-properties fo:font-variant="normal" fo:text-transform="none" fo:color="#273239" style:font-name="Consolas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273239" fo:letter-spacing="normal" loext:padding="0cm" loext:border="none"/>
    </style:style>
    <style:style style:name="T16" style:family="text">
      <style:text-properties fo:font-variant="normal" fo:text-transform="none" style:font-name="Consolas" fo:font-size="12pt" fo:letter-spacing="normal" fo:font-style="normal" fo:font-weight="normal" style:font-size-asian="10.5pt" style:font-size-complex="10.5pt" loext:padding="0cm" loext:border="none"/>
    </style:style>
    <style:style style:name="T17" style:family="text">
      <style:text-properties fo:font-variant="normal" fo:text-transform="none" style:font-name="Consolas" fo:font-size="12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ce181e" style:font-name="Consolas" fo:font-size="12pt" fo:letter-spacing="normal" fo:font-style="normal" fo:font-weight="normal" style:font-size-asian="10.5pt" style:font-size-complex="10.5pt" loext:padding="0cm" loext:border="none"/>
    </style:style>
    <style:style style:name="T19" style:family="text">
      <style:text-properties fo:font-variant="normal" fo:text-transform="none" fo:color="#ce181e" style:font-name="Consolas" fo:font-size="12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ce181e" style:font-name="Consolas" fo:font-size="10.5pt" fo:letter-spacing="normal" fo:font-style="normal" fo:font-weight="normal" style:font-size-asian="10.5pt" style:font-size-complex="10.5pt"/>
    </style:style>
    <style:style style:name="T21" style:family="text">
      <style:text-properties fo:font-variant="normal" fo:text-transform="none" fo:color="#ce181e" style:font-name="Consolas" fo:font-size="10.5pt" fo:letter-spacing="normal" fo:font-style="normal" fo:font-weight="normal" style:font-size-asian="10.5pt" style:font-size-complex="10.5pt" loext:padding="0cm" loext:border="none"/>
    </style:style>
    <style:style style:name="T22" style:family="text">
      <style:text-properties fo:font-variant="normal" fo:text-transform="none" fo:color="#ce181e" style:font-name="Consolas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ic funtions:</text:p>
      <text:p text:style-name="P1"/>
      <text:p text:style-name="P1">1.<text:span text:style-name="T1"> min_element(start,end+1);</text:span></text:p>
      <text:p text:style-name="P1"><text:s text:c="4"/>min_element(v.begin(),v.end()); <text:s/>-----------return iterator of min element in vector / pointer in array</text:p>
      <text:p text:style-name="P1"/>
      <text:p text:style-name="P1"/>
      <text:p text:style-name="P1">2. <text:span text:style-name="T1">max_element(start,end+1)</text:span></text:p>
      <text:p text:style-name="P1"><text:s text:c="4"/>max_element(v.begin(),v.end()); <text:s/>-----------return iterator of max element in vector/pointer in array</text:p>
      <text:p text:style-name="P1"/>
      <text:p text:style-name="P1"/>
      <text:p text:style-name="P1">3. <text:span text:style-name="T1">accumulate(start,end+1, initial sum)</text:span></text:p>
      <text:p text:style-name="P1"><text:s text:c="4"/>int sum= accumulate(v.begin(),v.end(),0); <text:s text:c="2"/>------. return sum of vector of array (int) <text:s/>and ek intial sum pass krte hai at last ex. 0</text:p>
      <text:p text:style-name="P1"/>
      <text:p text:style-name="P1"/>
      <text:p text:style-name="P1">5. <text:span text:style-name="T1">partial_sum(v.begin(),v.end()) </text:span>-- i=0 se us element tk ka sum</text:p>
      <text:p text:style-name="P1"/>
      <text:p text:style-name="P1"/>
      <text:p text:style-name="P1">4. <text:span text:style-name="T1">count( start,end+1, element ); </text:span></text:p>
      <text:p text:style-name="P1"><text:s text:c="4"/>auto ct= count( v.begin() , v.end() , <text:s/>5 ); <text:s text:c="3"/>---. return no. of occrance of element passesd <text:s/>0 if not occured</text:p>
      <text:p text:style-name="P1"/>
      <text:p text:style-name="P1"/>
      <text:p text:style-name="P1">5. <text:span text:style-name="T1">find( start,end+1, element ); </text:span></text:p>
      <text:p text:style-name="P1"><text:s text:c="4"/>auto it= find(v.begin(),v.end(),10); <text:s text:c="10"/>---------&gt;return iterator of element if found else v.end() next to last element</text:p>
      <text:p text:style-name="P1"/>
      <text:p text:style-name="P1">if(it !=v.end()) <text:s text:c="2"/>cout &lt;&lt; *it &lt;&lt;endl; <text:s text:c="9"/>//can be used to check presence of element</text:p>
      <text:p text:style-name="P1">else</text:p>
      <text:p text:style-name="P1"><text:s text:c="7"/>cout &lt;&lt;"element not found";</text:p>
      <text:p text:style-name="P1"/>
      <text:p text:style-name="P1"/>
      <text:p text:style-name="P1">6. <text:span text:style-name="T1">lower_bound( a.begin() ,a.end() , x) <text:s/></text:span><text:s/>---&gt; starting iterator, next to ending iterator, element</text:p>
      <text:p text:style-name="P1"/>
      <text:p text:style-name="P1">lower_bound( a ,a+n , x) <text:s text:c="2"/>---&gt; starting address, next to ending, element // gives iterator of <text:s/>equal to or greater no. than given no.</text:p>
      <text:p text:style-name="P1"/>
      <text:p text:style-name="P1">7. <text:span text:style-name="T1">upper_bound( a.begin() ,a.end() , x) </text:span><text:s text:c="2"/>---&gt; starting iterator, next to ending iterator, element</text:p>
      <text:p text:style-name="P1"/>
      <text:p text:style-name="P1">upper_bound( a ,a+n , x) <text:s text:c="2"/>---&gt; starting address, next to ending, element <text:s text:c="2"/>//// gives iterator of greater no. than given no.</text:p>
      <text:p text:style-name="P1"/>
      <text:p text:style-name="P1"/>
      <text:p text:style-name="P1">8. <text:span text:style-name="T1">reverse(start, end+1);</text:span></text:p>
      <text:p text:style-name="P1"><text:s text:c="4"/>reverse(v.begin(), v.end()); <text:s text:c="20"/>-------&gt;reverse the vector from given address to given address</text:p>
      <text:p text:style-name="P1"/>
      <text:p text:style-name="P1">9.<text:span text:style-name="T1"> rotate(start, middle, end);</text:span></text:p>
      <text:p text:style-name="P1"><text:s text:c="2"/>ex. rotate(arr, arr+2 , arr+n) <text:s text:c="2"/>-- rotate array from 2 index element.</text:p>
      <text:p text:style-name="P1"><text:soft-page-break/></text:p>
      <text:p text:style-name="P1">10. <text:span text:style-name="T1">next_permutation(a.begin(), a.end() ) </text:span>-- give next lexographic permutation.</text:p>
      <text:p text:style-name="P1"/>
      <text:p text:style-name="P1"/>
      <text:p text:style-name="P1">EX: in string</text:p>
      <text:p text:style-name="P1"><text:tab/>string s="asdfghjkl";</text:p>
      <text:p text:style-name="P1"><text:tab/>reverse(s.begin()+1,s.end());</text:p>
      <text:p text:style-name="P1"><text:tab/>cout &lt;&lt;s&lt;&lt;endl;</text:p>
      <text:p text:style-name="P1"/>
      <text:p text:style-name="P1"/>
      <text:p text:style-name="P1"/>
      <text:p text:style-name="P1">11. <text:span text:style-name="T1">std::is_sorted(v.begin(),v.end()) </text:span>-- check given array is sorted or not</text:p>
      <text:p text:style-name="P1"/>
      <text:p text:style-name="P3"><text:span text:style-name="T3">12. </text:span><text:span text:style-name="T2">partial_sort() <text:s/>--</text:span><text:span text:style-name="T3"> </text:span><text:span text:style-name="T4">It</text:span><text:span text:style-name="T6"> rearranges the elements in the range [first, last), in such a way that the elements before middle are sorted in ascending order, whereas the elements after middle are left without any specific order.</text:span></text:p>
      <text:p text:style-name="P3"><text:span text:style-name="T6"/></text:p>
      <text:p text:style-name="P4"><text:span text:style-name="Strong_20_Emphasis"><text:span text:style-name="T21">void partial_sort (first, middle, last);</text:span></text:span></text:p>
      <text:p text:style-name="P7"/>
      <text:p text:style-name="P5"><text:span text:style-name="Strong_20_Emphasis"><text:span text:style-name="T21">first:</text:span></text:span><text:span text:style-name="T7"> Random-Access iterator to </text:span><text:span text:style-name="T9">start(jaha se sort krna hai)</text:span><text:span text:style-name="T7">.</text:span></text:p>
      <text:p text:style-name="P6"><text:span text:style-name="Strong_20_Emphasis"><text:span text:style-name="T21">last:</text:span></text:span><text:span text:style-name="T7"> Random-Access iterator to </text:span><text:span text:style-name="T9">end(jaha tk k elements me se sort krna hai)</text:span><text:span text:style-name="T7">.</text:span></text:p>
      <text:p text:style-name="P5"><text:span text:style-name="Strong_20_Emphasis"><text:span text:style-name="T21">middle:</text:span></text:span><text:span text:style-name="T20"> </text:span><text:span text:style-name="T7">Random-Access iterator pointing to the element in the </text:span></text:p>
      <text:p text:style-name="P7"><text:span text:style-name="T7">range [first, last), that is used as the upper boundary for the elementsto be sorted.</text:span><text:span text:style-name="T9">(first se middle tk k elements sorted order milega total mese)</text:span></text:p>
      <text:p text:style-name="P3"><text:span text:style-name="T6"/></text:p>
      <text:p text:style-name="P1"/>
      <text:p text:style-name="P1">12.<text:span text:style-name="T1"> partial_sum( ) </text:span>:This function assigns partial sum of the corresponding elements of an array to every position of the second array.It <text:tab/><text:tab/><text:tab/> <text:s text:c="3"/>returns the partial sum of all the set of values lying between [first, last) </text:p>
      <text:p text:style-name="P1"/>
      <text:p text:style-name="P1">partial_sum(first, last, b);</text:p>
      <text:p text:style-name="P1">partial_sum(first, last, b, myfun);</text:p>
      <text:p text:style-name="P1"/>
      <text:p text:style-name="P1">first, last : first and last element of range </text:p>
      <text:p text:style-name="P1"><text:s text:c="14"/>whose elements are to be added</text:p>
      <text:p text:style-name="P1">b : index of array where <text:s/>corresponding partial </text:p>
      <text:p text:style-name="P1"><text:s text:c="4"/>sum will be stored;</text:p>
      <text:p text:style-name="P1">myfun : a user defined function for performing </text:p>
      <text:p text:style-name="P1"><text:s text:c="8"/>any specific task</text:p>
      <text:p text:style-name="P1"/>
      <text:p text:style-name="P1">// C++ program to demonstrate working of accumulate()</text:p>
      <text:p text:style-name="P1">#include &lt;iostream&gt;</text:p>
      <text:p text:style-name="P1">#include &lt;numeric&gt;<text:tab/></text:p>
      <text:p text:style-name="P1">using namespace std;</text:p>
      <text:p text:style-name="P1"/>
      <text:p text:style-name="P1">//user defined function</text:p>
      <text:p text:style-name="P1">int myfun(int x, int y)</text:p>
      <text:p text:style-name="P1">{</text:p>
      <text:p text:style-name="P1"><text:tab/>// the sum of element is twice of its</text:p>
      <text:p text:style-name="P1"><text:tab/>// adjacent element</text:p>
      <text:p text:style-name="P1"><text:tab/>return x + 2 * y;</text:p>
      <text:p text:style-name="P1">}</text:p>
      <text:p text:style-name="P1"><text:soft-page-break/></text:p>
      <text:p text:style-name="P1">int main ()</text:p>
      <text:p text:style-name="P1">{</text:p>
      <text:p text:style-name="P1"><text:tab/>int a[] = {1, 2, 3, 4, 5} ;</text:p>
      <text:p text:style-name="P1"><text:tab/><text:span text:style-name="T1">int b[5];</text:span></text:p>
      <text:p text:style-name="P1"><text:tab/></text:p>
      <text:p text:style-name="P1"><text:tab/>// Default function</text:p>
      <text:p text:style-name="P1"><text:tab/><text:span text:style-name="T1">partial_sum(a , a+5 , b);</text:span></text:p>
      <text:p text:style-name="P1"/>
      <text:p text:style-name="P1"><text:tab/>cout &lt;&lt; "Partial Sum - Using Default function: ";</text:p>
      <text:p text:style-name="P1"><text:tab/>for (int i=0; i&lt;5; i++)</text:p>
      <text:p text:style-name="P1"><text:tab/><text:tab/>cout &lt;&lt; b[i] &lt;&lt; ' ';</text:p>
      <text:p text:style-name="P1"><text:tab/>cout &lt;&lt; '\n';</text:p>
      <text:p text:style-name="P1"><text:tab/></text:p>
      <text:p text:style-name="P1"><text:tab/>// Using user defined function</text:p>
      <text:p text:style-name="P1"><text:tab/>partial_sum(a , a+5 , b , myfun) ;</text:p>
      <text:p text:style-name="P1"/>
      <text:p text:style-name="P1"><text:tab/>cout &lt;&lt; "Partial sum - Using user defined function: ";</text:p>
      <text:p text:style-name="P1"><text:tab/>for (int i=0; i&lt;5; i++)</text:p>
      <text:p text:style-name="P1"><text:tab/><text:tab/>cout &lt;&lt; b[i] &lt;&lt; ' ';</text:p>
      <text:p text:style-name="P1"><text:tab/>cout &lt;&lt; '\n';</text:p>
      <text:p text:style-name="P1"/>
      <text:p text:style-name="P1"><text:tab/>return 0;</text:p>
      <text:p text:style-name="P1">}</text:p>
      <text:p text:style-name="P1"/>
      <text:p text:style-name="P1">=============================================================================</text:p>
      <text:p text:style-name="P1">#include&lt;bits/stdc++.h&gt;</text:p>
      <text:p text:style-name="P1">using namespace std;</text:p>
      <text:p text:style-name="P1"/>
      <text:p text:style-name="P1"/>
      <text:p text:style-name="P1"/>
      <text:p text:style-name="P1">int main(){</text:p>
      <text:p text:style-name="P1"><text:tab/>int n;</text:p>
      <text:p text:style-name="P1"><text:tab/>cin &gt;&gt;n;</text:p>
      <text:p text:style-name="P1"><text:tab/>vector&lt;int&gt;v(n);</text:p>
      <text:p text:style-name="P1"><text:tab/>for(int i=0;i&lt;n;i++){</text:p>
      <text:p text:style-name="P1"><text:tab/><text:tab/>cin &gt;&gt; v[i];</text:p>
      <text:p text:style-name="P1"><text:tab/>}</text:p>
      <text:p text:style-name="P1"><text:tab/>auto min= min_element(v.begin(),v.end());</text:p>
      <text:p text:style-name="P1"><text:tab/>cout &lt;&lt; *min &lt;&lt;endl;</text:p>
      <text:p text:style-name="P1"/>
      <text:p text:style-name="P1"><text:tab/>auto max= max_element(v.begin(),v.end());</text:p>
      <text:p text:style-name="P1"><text:tab/>cout &lt;&lt; *max &lt;&lt;endl;</text:p>
      <text:p text:style-name="P1"/>
      <text:p text:style-name="P1"><text:tab/>auto sum= accumulate(v.begin(),v.end(),0);</text:p>
      <text:p text:style-name="P1"><text:tab/>cout &lt;&lt; sum &lt;&lt;endl;</text:p>
      <text:p text:style-name="P1"/>
      <text:p text:style-name="P1"><text:tab/>auto ct= count(v.begin(),v.end(), 5 );</text:p>
      <text:p text:style-name="P1"><text:tab/>cout &lt;&lt; ct &lt;&lt;endl;</text:p>
      <text:p text:style-name="P1"/>
      <text:p text:style-name="P1"><text:tab/>auto it= find(v.begin(),v.end(),10);</text:p>
      <text:p text:style-name="P1"><text:soft-page-break/><text:tab/>if(it !=v.end()) <text:s/>cout &lt;&lt; *it &lt;&lt;endl;</text:p>
      <text:p text:style-name="P1"><text:tab/>else</text:p>
      <text:p text:style-name="P1"><text:tab/><text:tab/>cout &lt;&lt;"element not found"&lt;&lt;endl;</text:p>
      <text:p text:style-name="P1"/>
      <text:p text:style-name="P1"><text:tab/>reverse(v.begin(), v.end());</text:p>
      <text:p text:style-name="P1"><text:tab/>for(auto val : v){</text:p>
      <text:p text:style-name="P1"><text:tab/><text:tab/>cout &lt;&lt; val &lt;&lt;" ";</text:p>
      <text:p text:style-name="P1"><text:tab/>}</text:p>
      <text:p text:style-name="P1"><text:tab/>cout&lt;&lt;endl;</text:p>
      <text:p text:style-name="P1"/>
      <text:p text:style-name="P1"><text:tab/>string s="asdfghjkl";</text:p>
      <text:p text:style-name="P1"><text:tab/>reverse(s.begin()+1,s.end());</text:p>
      <text:p text:style-name="P1"><text:tab/>cout &lt;&lt;s&lt;&lt;endl;<text:tab/></text:p>
      <text:p text:style-name="P1"/>
      <text:p text:style-name="P1">}</text:p>
      <text:p text:style-name="P1"/>
      <text:p text:style-name="P1">i/p</text:p>
      <text:p text:style-name="P1">6</text:p>
      <text:p text:style-name="P1">4</text:p>
      <text:p text:style-name="P1">5</text:p>
      <text:p text:style-name="P1">5</text:p>
      <text:p text:style-name="P1">25</text:p>
      <text:p text:style-name="P1">7</text:p>
      <text:p text:style-name="P1">8</text:p>
      <text:p text:style-name="P1"/>
      <text:p text:style-name="P1">o/p:</text:p>
      <text:p text:style-name="P1">4</text:p>
      <text:p text:style-name="P1">25</text:p>
      <text:p text:style-name="P1">54</text:p>
      <text:p text:style-name="P1">2</text:p>
      <text:p text:style-name="P1">element not found</text:p>
      <text:p text:style-name="P1">8 7 25 5 5 4 </text:p>
      <text:p text:style-name="P1">alkjhgfds</text:p>
      <text:p text:style-name="P1"/>
      <text:p text:style-name="P1">--------------------------------------------------</text:p>
      <text:p text:style-name="P1">in case of ARRAY :</text:p>
      <text:p text:style-name="P1">----------------------------</text:p>
      <text:p text:style-name="P1"/>
      <text:p text:style-name="P1">#include&lt;bits/stdc++.h&gt;</text:p>
      <text:p text:style-name="P1">using namespace std;</text:p>
      <text:p text:style-name="P1"/>
      <text:p text:style-name="P1"/>
      <text:p text:style-name="P1"/>
      <text:p text:style-name="P1">int main(){</text:p>
      <text:p text:style-name="P1"><text:tab/>int n;</text:p>
      <text:p text:style-name="P1"><text:tab/>cin &gt;&gt;n;</text:p>
      <text:p text:style-name="P1"><text:tab/>int v[n];</text:p>
      <text:p text:style-name="P1"><text:tab/>for(int i=0;i&lt;n;i++){</text:p>
      <text:p text:style-name="P1"><text:tab/><text:tab/>cin &gt;&gt; v[i];</text:p>
      <text:p text:style-name="P1"><text:tab/>}</text:p>
      <text:p text:style-name="P1"><text:tab/>auto min= min_element(v,v+n);</text:p>
      <text:p text:style-name="P1"><text:tab/>cout &lt;&lt; *min &lt;&lt;endl;</text:p>
      <text:p text:style-name="P1"><text:soft-page-break/></text:p>
      <text:p text:style-name="P1"><text:tab/>auto max= max_element(v,v+n);</text:p>
      <text:p text:style-name="P1"><text:tab/>cout &lt;&lt; *max &lt;&lt;endl;</text:p>
      <text:p text:style-name="P1"/>
      <text:p text:style-name="P1"><text:tab/>auto sum= accumulate(v,v+n,0);</text:p>
      <text:p text:style-name="P1"><text:tab/>cout &lt;&lt; sum &lt;&lt;endl;</text:p>
      <text:p text:style-name="P1"/>
      <text:p text:style-name="P1"><text:tab/>auto ct= count(v,v+n, 5 );</text:p>
      <text:p text:style-name="P1"><text:tab/>cout &lt;&lt; ct &lt;&lt;endl;</text:p>
      <text:p text:style-name="P1"/>
      <text:p text:style-name="P1"><text:tab/>auto it= find(v,v+n,10);</text:p>
      <text:p text:style-name="P1"><text:tab/>if(it !=v+n) <text:s/>cout &lt;&lt; *it &lt;&lt;endl;</text:p>
      <text:p text:style-name="P1"><text:tab/>else</text:p>
      <text:p text:style-name="P1"><text:tab/><text:tab/>cout &lt;&lt;"element not found"&lt;&lt;endl;</text:p>
      <text:p text:style-name="P1"/>
      <text:p text:style-name="P1"><text:tab/>reverse(v,v+n);</text:p>
      <text:p text:style-name="P1"><text:tab/>for(auto val : v){</text:p>
      <text:p text:style-name="P1"><text:tab/><text:tab/>cout &lt;&lt; val &lt;&lt;" ";</text:p>
      <text:p text:style-name="P1"><text:tab/>}</text:p>
      <text:p text:style-name="P1"><text:tab/>cout&lt;&lt;endl;</text:p>
      <text:p text:style-name="P1"/>
      <text:p text:style-name="P1"><text:tab/>string s="asdfghjkl";</text:p>
      <text:p text:style-name="P1"><text:tab/>reverse(s.begin()+1,s.end());</text:p>
      <text:p text:style-name="P1"><text:tab/>cout &lt;&lt;s&lt;&lt;endl;<text:tab/>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Lohit Devanagari1" svg:font-family="'Lohit Devanagari'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19:54:21.768313369</meta:creation-date>
    <dc:date>2021-12-26T20:12:00.996963921</dc:date>
    <meta:editing-duration>PT7M28S</meta:editing-duration>
    <meta:editing-cycles>1</meta:editing-cycles>
    <meta:document-statistic meta:table-count="0" meta:image-count="0" meta:object-count="0" meta:page-count="5" meta:paragraph-count="155" meta:word-count="768" meta:character-count="5086" meta:non-whitespace-character-count="4253"/>
    <meta:generator>LibreOffice/6.0.7.3$Linux_X86_64 LibreOffice_project/00m0$Build-3</meta:generator>
  </office:meta>
</office:document-meta>
</file>